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style:font-name="DejaVu Sans Mono" fo:font-size="9pt" fo:font-style="italic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ffc66d" style:font-name="DejaVu Sans Mono" fo:font-size="9pt"/>
    </style:style>
    <style:style style:name="T6" style:family="text">
      <style:text-properties fo:color="#808080"/>
    </style:style>
    <style:style style:name="T7" style:family="text">
      <style:text-properties fo:color="#808080" style:font-name="DejaVu Sans Mono" fo:font-size="9pt"/>
    </style:style>
    <style:style style:name="T8" style:family="text">
      <style:text-properties fo:color="#6897bb" style:font-name="DejaVu Sans Mono" fo:font-size="9pt"/>
    </style:style>
    <style:style style:name="T9" style:family="text">
      <style:text-properties fo:color="#6a8759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 </text:span>pl.infoshare<text:span text:style-name="T1">;</text:span></text:p>
      <text:p text:style-name="P1"><text:span text:style-name="T1">import </text:span>java.util.Scanner<text:span text:style-name="T1">;</text:span></text:p>
      <text:p text:style-name="P3">/**</text:p>
      <text:p text:style-name="P4"><text:s/><text:span text:style-name="T4">* Hello world!</text:span></text:p>
      <text:p text:style-name="P4"><text:s/><text:span text:style-name="T4">*/</text:span></text:p>
      <text:p text:style-name="P1"><text:span text:style-name="T1">public class </text:span>App {</text:p>
      <text:p text:style-name="P2"><text:s text:c="4"/><text:span text:style-name="T2">public static void </text:span><text:span text:style-name="T5">main</text:span><text:span text:style-name="T3">(String[] args){</text:span></text:p>
      <text:p text:style-name="P2"><text:s text:c="8"/></text:p>
      <text:p text:style-name="P2"><text:s text:c="8"/><text:span text:style-name="T7">//Zadanie 08.10.18//</text:span></text:p>
      <text:p text:style-name="P5">// <text:s text:c="7"/>byte a = 2;</text:p>
      <text:p text:style-name="P5">// <text:s text:c="7"/>byte b = 2;</text:p>
      <text:p text:style-name="P5">// <text:s text:c="7"/>byte c = 0;</text:p>
      <text:p text:style-name="P5">// <text:s text:c="7"/>System.out.println("Wynik dodawania to: " + (a + b) );</text:p>
      <text:p text:style-name="P5">// <text:s text:c="7"/>System.out.println("Wynik odejmowania to: " + (a - b) );</text:p>
      <text:p text:style-name="P5">// <text:s text:c="7"/>System.out.println("Wynik dzielenia to: " + (a / b) );</text:p>
      <text:p text:style-name="P5">// <text:s text:c="7"/>System.out.println("Wynik mnozenia to: " + (a * b) );</text:p>
      <text:p text:style-name="P6"><text:s text:c="8"/><text:span text:style-name="T3">//Zadanie 1.1 <text:s/>10.10.18</text:span></text:p>
      <text:p text:style-name="P5">// <text:s text:c="7"/>Scanner scanner = new Scanner(System.in);</text:p>
      <text:p text:style-name="P5">// <text:s text:c="7"/>System.out.print("Podaj liczbe calkowita: ");</text:p>
      <text:p text:style-name="P5">// <text:s text:c="7"/>double ageNew = scanner.nextDouble();</text:p>
      <text:p text:style-name="P5">// <text:s text:c="7"/>System.out.println("Podales :" + ageNew);</text:p>
      <text:p text:style-name="P6"><text:s text:c="8"/><text:span text:style-name="T3">//Zadanie 1.2 10.10.18</text:span></text:p>
      <text:p text:style-name="P5">// <text:s text:c="7"/>Scanner scanner = new Scanner(System.in);</text:p>
      <text:p text:style-name="P5">// <text:s text:c="7"/>System.out.print("Wprowadz ciag znakow: ");</text:p>
      <text:p text:style-name="P5">// <text:s text:c="7"/>String a = scanner.nextLine();</text:p>
      <text:p text:style-name="P5">// <text:s text:c="7"/>int b = Integer.valueOf(a);</text:p>
      <text:p text:style-name="P5">// <text:s text:c="7"/>System.out.println("Wprowadziles: " + b);</text:p>
      <text:p text:style-name="P6"><text:s text:c="8"/><text:span text:style-name="T3">//Cwiczenia z rzutowania</text:span></text:p>
      <text:p text:style-name="P5">// <text:s text:c="7"/>char a = 'a';</text:p>
      <text:p text:style-name="P5">// <text:s text:c="7"/>System.out.println(a);</text:p>
      <text:p text:style-name="P5">// <text:s text:c="7"/>int b = (int)a;</text:p>
      <text:p text:style-name="P5">// <text:s text:c="7"/>System.out.println(b);</text:p>
      <text:p text:style-name="P5">// <text:s text:c="7"/>double c = (double)b;</text:p>
      <text:p text:style-name="P5">// <text:s text:c="7"/>System.out.println(c);</text:p>
      <text:p text:style-name="P6"><text:s text:c="8"/></text:p>
      <text:p text:style-name="P5">// <text:s text:c="7"/>Scanner scanner = new Scanner(System.in);</text:p>
      <text:p text:style-name="P5">// <text:s text:c="7"/>System.out.print("Podaj swoj wiek: ");</text:p>
      <text:p text:style-name="P5">// <text:s text:c="7"/>int a = scanner.nextInt();</text:p>
      <text:p text:style-name="P5">// <text:s text:c="7"/>if (a &gt;= 18) {</text:p>
      <text:p text:style-name="P5">// <text:s text:c="11"/>System.out.println("Jestes pelnoletni!");</text:p>
      <text:p text:style-name="P5">// <text:s text:c="7"/>} else {</text:p>
      <text:p text:style-name="P5">// <text:s text:c="11"/>System.out.println("Nie jestes pelnoletni!");</text:p>
      <text:p text:style-name="P5">// <text:s text:c="7"/>} <text:s text:c="7"/></text:p>
      <text:p text:style-name="P2"><text:span text:style-name="T6"><text:s text:c="8"/></text:span><text:span text:style-name="T2">byte </text:span><text:span text:style-name="T3">a = </text:span><text:span text:style-name="T8">1</text:span><text:span text:style-name="T2">;</text:span></text:p>
      <text:p text:style-name="P7"><text:span text:style-name="T1"><text:s text:c="8"/></text:span><text:span text:style-name="T3">system.out.print(</text:span><text:span text:style-name="T9">"yo jest " </text:span><text:span text:style-name="T3">+ a)</text:span><text:span text:style-name="T2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39:35.142282804</meta:creation-date>
    <dc:date>2018-10-12T09:45:44.955012069</dc:date>
    <meta:editing-duration>PT6M12S</meta:editing-duration>
    <meta:editing-cycles>1</meta:editing-cycles>
    <meta:document-statistic meta:table-count="0" meta:image-count="0" meta:object-count="0" meta:page-count="1" meta:paragraph-count="45" meta:word-count="196" meta:character-count="1566" meta:non-whitespace-character-count="1116"/>
    <meta:generator>LibreOffice/6.0.6.2$Linux_X86_64 LibreOffice_project/00m0$Build-2</meta:generator>
  </office:meta>
</office:document-meta>
</file>